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5f467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d736a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d736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268114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268114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quest in objects"&gt;</text:placeholder></text:p>
      <text:p text:style-name="P19"><text:placeholder text:placeholder-type="text">&lt;if test="request.format_logo()"&gt;</text:placeholder></text:p>
      <text:p text:style-name="P18"><draw:frame draw:style-name="fr1" draw:name="image: (request.format_logo(), 'image/jpeg')" text:anchor-type="paragraph" svg:x="10.13cm" svg:y="0.131cm" svg:width="7.514cm" svg:height="3.671cm" draw:z-index="0"><draw:text-box><text:p text:style-name="Frame_20_contents"/></draw:text-box></draw:frame></text:p>
      <text:p text:style-name="P18"><text:placeholder text:placeholder-type="text">&lt;/if&gt;</text:placeholder></text:p>
      <text:p text:style-name="P7"><text:placeholder text:placeholder-type="text">&lt;setLang(Lang)&gt;</text:placeholder><text:placeholder text:placeholder-type="text">&lt;request.setLang(Lang)&gt;</text:placeholder></text:p>
      <text:p text:style-name="P7"><text:placeholder text:placeholder-type="text">&lt;if test="SenderAddress"&gt;</text:placeholder></text:p>
      <text:p text:style-name="P7"><text:placeholder text:placeholder-type="text">&lt;for each="line in Sender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7"><text:placeholder text:placeholder-type="text">&lt;/if&gt;</text:placeholder></text:p>
      <text:p text:style-name="P6"/>
      <text:p text:style-name="P1"/>
      <text:p text:style-name="P1">Référence Sinistre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le <text:placeholder text:placeholder-type="text">&lt;formatLang(request.get_request_date(), Party.lang, date=True)&gt;</text:placeholder></text:p>
      <text:p text:style-name="P14"/>
      <text:p text:style-name="P10">Demande de documents</text:p>
      <text:p text:style-name="P13"/>
      <text:p text:style-name="P13"/>
      <text:p text:style-name="P5"><text:placeholder text:placeholder-type="text">&lt;Party.get_rec_name(None)&gt;</text:placeholder>,</text:p>
      <text:p text:style-name="P5"/>
      <text:p text:style-name="P11">Nous avons bien enregistré votre déclaration de sinistre du <text:span text:style-name="T1"><text:placeholder text:placeholder-type="text">&lt;formatLang(request.needed_by.declaration_date, Party.lang, date=True)&gt;</text:placeholder></text:span><text:span text:style-name="T1"> et traitons votre dossier dans les plus brefs délais.</text:span></text:p>
      <text:p text:style-name="P12"/>
      <text:p text:style-name="P12">Merci de nous addresser par courrier les documents suivants, afin que nous puissions procéder à l'indemnisation de votre dossier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ext:soft-page-break/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9">Nombre de documents : <text:placeholder text:placeholder-type="text">&lt;request.get_waiting_documents()&gt;</text:placeholder></text:p>
          </table:table-cell>
        </table:table-row>
      </table:table>
      <text:p text:style-name="P11"/>
      <text:p text:style-name="P11">Nous nous tenons à votre entière disposition pour tout renseignement complémentaire, et vous prions d'agréer, <text:span text:style-name="T1"><text:placeholder text:placeholder-type="text">&lt;Party.get_rec_name(None)&gt;</text:placeholder></text:span><text:span text:style-name="T1">, nos meilleures salutations.</text:span>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Equipe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3" meta:paragraph-count="36" meta:word-count="126" meta:character-count="1221" meta:non-whitespace-character-count="1131"/>
    <meta:user-defined meta:name="Info 1"/>
    <meta:user-defined meta:name="Info 2"/>
    <meta:user-defined meta:name="Info 3"/>
    <meta:user-defined meta:name="Info 4"/>
  </office:meta>
</office:document-meta>
</file>